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2638in" fo:break-before="auto" style:use-optimal-row-height="true"/>
    </style:style>
    <style:style style:name="ro2" style:family="table-row">
      <style:table-row-properties style:row-height="1.4193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7307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mba cafe</text:p>
            <text:p/>
            <text:p>Двор с деревянным амфитеатром, в центре которого возвышается бутафорский электрический столб, лобби, напоминающее джунгли с неоновыми вывесками, книги, люстры — каждый метр хочется немножко умереть от эстетики. Здесь берем бенедикты, сырники c маскарпоне или йогурт с матчей + альтернативный кофе.</text:p>
            <text:p/>
            <text:p>Открыты с 8:00 до 2:00 ночи</text:p>
            <text:p>✅ альтернативный кофе: воронка, аэропресс, фильтр </text:p>
            <text:p>✅ можно с ноутбуками</text:p>
            <text:p>Инстаграм: <text:a xlink:href="https://www.instagram.com/cafe.stamba" xlink:type="simple">https://www.instagram.com/cafe.stamba</text:a>"</text:p>
          </table:table-cell>
          <table:table-cell office:value-type="string" calcext:value-type="string">
            <text:p>pictures/stamba_cafe.jpg</text:p>
          </table:table-cell>
          <table:table-cell office:value-type="string" calcext:value-type="string">
            <text:p>https://goo.gl/maps/hCTRnHS5NJYdLkNk9</text:p>
          </table:table-cell>
          <table:table-cell office:value-type="float" office:value="41.7054533" calcext:value-type="float">
            <text:p>41.7054533</text:p>
          </table:table-cell>
          <table:table-cell office:value-type="float" office:value="44.7854573" calcext:value-type="float">
            <text:p>44.7854573</text:p>
          </table:table-cell>
          <table:table-cell office:value-type="string" calcext:value-type="string">
            <text:p>Stamba cafe</text:p>
          </table:table-cell>
          <table:table-cell office:value-type="string" calcext:value-type="string">
            <text:p>Merab Kostava St. 14</text:p>
          </table:table-cell>
        </table:table-row>
        <table:table-row table:style-name="ro1">
          <table:table-cell office:value-type="string" calcext:value-type="string">
            <text:p>Гардения Шеварнадзе</text:p>
            <text:p/>
            <text:p>Вообще, это сад-оранжерея. Выглядит сказочно: каменные домики, рояли в кустах, канарейки, клумбы из старой обуви и куча мелочей, которые порадуют вас и ваших подписчиков. Здесь же есть кафе со сладостями и бабушкинским компотом. </text:p>
            <text:p/>
            <text:p>Открыты 10:00-18:00 (понедельник выходной)</text:p>
            <text:p>❌ альтернативный кофе: нет </text:p>
            <text:p>❌не рекомендуем брать ноутбук, место не с рабочей атмосферой</text:p>
            <text:p>Инстаграм: <text:a xlink:href="https://www.instagram.com/gardeniashevardnadze" xlink:type="simple">https://www.instagram.com/gardeniashevardnadze</text:a></text:p>
          </table:table-cell>
          <table:table-cell office:value-type="string" calcext:value-type="string">
            <text:p>pictures/gardeniya_shevarnadze.jpg</text:p>
          </table:table-cell>
          <table:table-cell office:value-type="string" calcext:value-type="string">
            <text:p>https://goo.gl/maps/x3DWwAzxnvQ2CwmT6</text:p>
          </table:table-cell>
          <table:table-cell office:value-type="float" office:value="41.7310728" calcext:value-type="float">
            <text:p>41.7310728</text:p>
          </table:table-cell>
          <table:table-cell office:value-type="float" office:value="44.8282816" calcext:value-type="float">
            <text:p>44.8282816</text:p>
          </table:table-cell>
          <table:table-cell office:value-type="string" calcext:value-type="string">
            <text:p>Гардения Шеварнадзе</text:p>
          </table:table-cell>
          <table:table-cell office:value-type="string" calcext:value-type="string">
            <text:p>Khudadovi, 38</text:p>
          </table:table-cell>
        </table:table-row>
        <table:table-row table:style-name="ro1">
          <table:table-cell office:value-type="string" calcext:value-type="string">
            <text:p>Фабрика</text:p>
            <text:p/>
            <text:p>Это бывшее здание швейной фабрики: высокие потолки, простая и стильная отделка — все намекает на конструктивистское прошлое. Здесь хостел, бесплатная зона коворкинга и хенд-мейд магазинчики, есть даже барбершоп. Но это место больше, чем набор милых заведений, это точка притяжения тбилисской молодежи, экспатов и путешественников. За кофе и конфетками (!) идите в Milk Coffee.</text:p>
            <text:p/>
            <text:p>Большинство мест открываются в 11-12, Milk будням открывается с 9.</text:p>
            <text:p>❌ альтернативный кофе: нет, но есть холодные кофейные напитки </text:p>
            <text:p>✅  можно с ноутбуками</text:p>
            <text:p>Инстаграм: <text:a xlink:href="http://instagram.com/fabrika_tbilisi" xlink:type="simple">http://instagram.com/fabrika_tbilisi</text:a></text:p>
          </table:table-cell>
          <table:table-cell office:value-type="string" calcext:value-type="string">
            <text:p>pictures/fabrika.jpg</text:p>
          </table:table-cell>
          <table:table-cell office:value-type="string" calcext:value-type="string">
            <text:p><text:a xlink:href="https://g.page/FabrikaTbilisi?share" xlink:type="simple">https://g.page/FabrikaTbilisi?share</text:a></text:p>
          </table:table-cell>
          <table:table-cell office:value-type="float" office:value="41.7095249" calcext:value-type="float">
            <text:p>41.7095249</text:p>
          </table:table-cell>
          <table:table-cell office:value-type="float" office:value="44.8004527" calcext:value-type="float">
            <text:p>44.8004527</text:p>
          </table:table-cell>
          <table:table-cell office:value-type="string" calcext:value-type="string">
            <text:p>Фабрика</text:p>
          </table:table-cell>
          <table:table-cell office:value-type="string" calcext:value-type="string">
            <text:p>Ninoshvili str.8</text:p>
          </table:table-cell>
        </table:table-row>
        <table:table-row table:style-name="ro1">
          <table:table-cell office:value-type="string" calcext:value-type="string">
            <text:p>Erti Kava</text:p>
            <text:p/>
            <text:p>Одна из первых спешелти кофеен в Грузии. Сейчас это уже сеть кофеен (есть 2 точки в Тбилиси и 1 в Батуми). Сделана с большой любовью к Грузии: на стенах изображен гранат, а на стаканчиках — старый Тбилиси. Цены одни из самых высоких, но кофе и завтраки — достойные.</text:p>
            <text:p/>
            <text:p>Открыты 8:00-21:00</text:p>
            <text:p>✅ альтернативный кофе: фильтр, воронка, бариста сет, аэропресс</text:p>
            <text:p>✅ можно с ноутбуками, есть wi-fi</text:p>
            <text:p>Инстаграм: <text:a xlink:href="http://instagram.com/ertikava_coffeeroom" xlink:type="simple">http://instagram.com/ertikava_coffeeroom</text:a></text:p>
          </table:table-cell>
          <table:table-cell office:value-type="string" calcext:value-type="string">
            <text:p>pictures/erti_kava.jpg</text:p>
          </table:table-cell>
          <table:table-cell office:value-type="string" calcext:value-type="string">
            <text:p>https://goo.gl/maps/k5BpnCZsRBkwENsD8</text:p>
          </table:table-cell>
          <table:table-cell office:value-type="float" office:value="41.6989859" calcext:value-type="float">
            <text:p>41.6989859</text:p>
          </table:table-cell>
          <table:table-cell office:value-type="float" office:value="44.7931742" calcext:value-type="float">
            <text:p>44.7931742</text:p>
          </table:table-cell>
          <table:table-cell office:value-type="string" calcext:value-type="string">
            <text:p>Erti Kava</text:p>
          </table:table-cell>
          <table:table-cell office:value-type="string" calcext:value-type="string">
            <text:p>Mitropan Laghidze St, 8</text:p>
          </table:table-cell>
        </table:table-row>
        <table:table-row table:style-name="ro1">
          <table:table-cell office:value-type="string" calcext:value-type="string">
            <text:p>Stories</text:p>
            <text:p/>
            <text:p>Кофейня в старом Тбилиси, где можно привычно литрами пить недорогой и вкусный фильтр-кофе. Здесь есть также вино и десерты, такое европейское местечко. Скидка 10% если вы приходите со своей кружкой. </text:p>
            <text:p/>
            <text:p>Открыты 9:00-20:00 (в выходные с 10)</text:p>
            <text:p>✅ альтернативный кофе: фильтр, воронка, аэропресс</text:p>
            <text:p>✅ можно с ноутбуками</text:p>
            <text:p>Инстаграм: <text:a xlink:href="https://www.instagram.com/stories.tbilisi/?hl=en" xlink:type="simple">https://www.instagram.com/stories.tbilisi/?hl=en</text:a></text:p>
          </table:table-cell>
          <table:table-cell office:value-type="string" calcext:value-type="string">
            <text:p>pictures/stories.jpg</text:p>
          </table:table-cell>
          <table:table-cell office:value-type="string" calcext:value-type="string">
            <text:p>https://goo.gl/maps/TZQM5TZWkEwQ37HK8</text:p>
          </table:table-cell>
          <table:table-cell office:value-type="float" office:value="41.691683" calcext:value-type="float">
            <text:p>41.691683</text:p>
          </table:table-cell>
          <table:table-cell office:value-type="float" office:value="44.7988984" calcext:value-type="float">
            <text:p>44.7988984</text:p>
          </table:table-cell>
          <table:table-cell office:value-type="string" calcext:value-type="string">
            <text:p>Stories</text:p>
          </table:table-cell>
          <table:table-cell office:value-type="string" calcext:value-type="string">
            <text:p>9 Galaktion Tabidze St</text:p>
          </table:table-cell>
        </table:table-row>
        <table:table-row table:style-name="ro1">
          <table:table-cell office:value-type="string" calcext:value-type="string">
            <text:p>Coffee Lab</text:p>
            <text:p/>
            <text:p>Двухэтажная кофейня в районе Сабуртало, что находится не совсем в центре, но популярен у экспатов. Это одна из немногих кофеен, которая не закупает зерна, а обжаривает сама, здесь же можно купить кофейник, керамическую воронку и другие аксессуары. Удобно, что на террасе есть розетки почти у каждого столика.</text:p>
            <text:p/>
            <text:p>Открыты 9:00-22:00</text:p>
            <text:p>✅ альтернативный кофе: на любой вкус, выбор огромный</text:p>
            <text:p>✅ можно с ноутбуками, есть wi-fi</text:p>
            <text:p>Инстаграм: <text:a xlink:href="https://www.instagram.com/coffeelabgeorgia/?hl=en" xlink:type="simple">https://www.instagram.com/coffeelabgeorgia/?hl=en</text:a></text:p>
          </table:table-cell>
          <table:table-cell office:value-type="string" calcext:value-type="string">
            <text:p>pictures/coffee_lab.jpg</text:p>
          </table:table-cell>
          <table:table-cell office:value-type="string" calcext:value-type="string">
            <text:p>https://goo.gl/maps/2daWAVhDAbjVUpxVA</text:p>
          </table:table-cell>
          <table:table-cell office:value-type="float" office:value="41.7242208" calcext:value-type="float">
            <text:p>41.7242208</text:p>
          </table:table-cell>
          <table:table-cell office:value-type="float" office:value="44.7347541" calcext:value-type="float">
            <text:p>44.7347541</text:p>
          </table:table-cell>
          <table:table-cell office:value-type="string" calcext:value-type="string">
            <text:p>Coffee Lab</text:p>
          </table:table-cell>
          <table:table-cell office:value-type="string" calcext:value-type="string">
            <text:p>27 Alexander Kazbegi Ave</text:p>
          </table:table-cell>
        </table:table-row>
        <table:table-row table:style-name="ro1">
          <table:table-cell office:value-type="string" calcext:value-type="string">
            <text:p>Luicoffee</text:p>
            <text:p/>
            <text:p>Если вы любите авторские напитки и кофе с молоком, то вам сюда. Халва-латте, фисташковый раф, кофе с апельсиновым фрешем и тд. Здесь ОЧЕНЬ большое меню и можно купить даже борщ, что неудивительно — кафе открыла семья из Киева.</text:p>
            <text:p/>
            <text:p>Открыты круглосуточно! </text:p>
            <text:p>✅ альтернативный кофе:можно заказать V60, фильтра нет</text:p>
            <text:p>✅ можно с ноутбуками</text:p>
            <text:p>Инстаграм: <text:a xlink:href="https://www.instagram.com/luicoffee" xlink:type="simple">https://www.instagram.com/luicoffee</text:a></text:p>
          </table:table-cell>
          <table:table-cell office:value-type="string" calcext:value-type="string">
            <text:p>pictures/luicoffee.jpg</text:p>
          </table:table-cell>
          <table:table-cell office:value-type="string" calcext:value-type="string">
            <text:p>https://goo.gl/maps/BEvtVVwNFtSoehjG7</text:p>
          </table:table-cell>
          <table:table-cell office:value-type="float" office:value="41.709924" calcext:value-type="float">
            <text:p>41.709924</text:p>
          </table:table-cell>
          <table:table-cell office:value-type="float" office:value="44.7658268" calcext:value-type="float">
            <text:p>44.7658268</text:p>
          </table:table-cell>
          <table:table-cell office:value-type="string" calcext:value-type="string">
            <text:p>Luicoffee</text:p>
          </table:table-cell>
          <table:table-cell office:value-type="string" calcext:value-type="string">
            <text:p>23-23a Chavchavadze Ave</text:p>
          </table:table-cell>
        </table:table-row>
        <table:table-row table:style-name="ro1">
          <table:table-cell office:value-type="string" calcext:value-type="string">
            <text:p>Kikliko</text:p>
            <text:p/>
            <text:p>Kikliko переводится как «кукареку». Это традиционное блюдо для завтрака, похоже на гренки с сыром. Здесь можно попробовать более 5 вариантов этого блюда. Есть уютная терраса в тени деревьев. Фильтр-кофе нет, есть только американо и производные эспрессо. </text:p>
            <text:p/>
            <text:p>Открыты 8 - 15 (выходные с 9 до 16)</text:p>
            <text:p>❌ альтернативный кофе: нет</text:p>
            <text:p>✅ можно с ноутбуками</text:p>
            <text:p>Инстаграм: <text:a xlink:href="https://www.instagram.com/kikliko" xlink:type="simple">https://www.instagram.com/kikliko</text:a>_</text:p>
          </table:table-cell>
          <table:table-cell office:value-type="string" calcext:value-type="string">
            <text:p>pictures/kikliko.jpg</text:p>
          </table:table-cell>
          <table:table-cell office:value-type="string" calcext:value-type="string">
            <text:p><text:a xlink:href="https://g.page/Kikliko?share" xlink:type="simple">https://g.page/Kikliko?share</text:a></text:p>
          </table:table-cell>
          <table:table-cell office:value-type="float" office:value="41.705725" calcext:value-type="float">
            <text:p>41.705725</text:p>
          </table:table-cell>
          <table:table-cell office:value-type="float" office:value="44.769619" calcext:value-type="float">
            <text:p>44.769619</text:p>
          </table:table-cell>
          <table:table-cell office:value-type="string" calcext:value-type="string">
            <text:p>Kikliko</text:p>
          </table:table-cell>
          <table:table-cell office:value-type="string" calcext:value-type="string">
            <text:p>28 Mtskheta St</text:p>
          </table:table-cell>
        </table:table-row>
        <table:table-row table:style-name="ro1">
          <table:table-cell office:value-type="string" calcext:value-type="string">
            <text:p>Lolita</text:p>
            <text:p/>
            <text:p>Современная Грузия, туристы и стиль в каждой детали. Вкусно, модно. громко, инстаграмно. Заказ можно делать через приложение без участия официанта. Есть недорогой фильтр-кофе, но очень маленького размера:(</text:p>
            <text:p/>
            <text:p>Открыты с 11 до 2:00 ночи </text:p>
            <text:p>✅ альтернативный кофе: есть только фильтр</text:p>
            <text:p>✅ можно с ноутбуками, есть wi-fi</text:p>
            <text:p>Инстаграм: <text:a xlink:href="https://www.instagram.com/lolita.tbilisi" xlink:type="simple">https://www.instagram.com/lolita.tbilisi</text:a></text:p>
          </table:table-cell>
          <table:table-cell office:value-type="string" calcext:value-type="string">
            <text:p>pictures/lolita.jpg</text:p>
          </table:table-cell>
          <table:table-cell office:value-type="string" calcext:value-type="string">
            <text:p>https://goo.gl/maps/QiATrYmw8xHcVaT59</text:p>
          </table:table-cell>
          <table:table-cell office:value-type="float" office:value="41.705671" calcext:value-type="float">
            <text:p>41.705671</text:p>
          </table:table-cell>
          <table:table-cell office:value-type="float" office:value="44.786925" calcext:value-type="float">
            <text:p>44.786925</text:p>
          </table:table-cell>
          <table:table-cell office:value-type="string" calcext:value-type="string">
            <text:p>Lolita</text:p>
          </table:table-cell>
          <table:table-cell office:value-type="string" calcext:value-type="string">
            <text:p>7 Tamar Chovelidze St</text:p>
          </table:table-cell>
        </table:table-row>
        <table:table-row table:style-name="ro1">
          <table:table-cell office:value-type="string" calcext:value-type="string">
            <text:p>Kikodze</text:p>
            <text:p/>
            <text:p>Бар с завтраками и авторскими коктейлями в здании бывшего винного завода. Самое популярное и инстаграмное блюдо  — сырники. Пышные, воздушные, круглые со сметаной и вареньем.  Рекомендация для более голодных  —  Чижи-Бижи — грузинская версия шакшуки с очень большим количеством томатов. Есть эспрессо-меню.</text:p>
            <text:p/>
            <text:p>Открыты с 9 до 1:00 ночи (в пятницу и субботу работают до 3 ночи)</text:p>
            <text:p>❌ альтернативный кофе: нет</text:p>
            <text:p>✅ можно с ноутбуками, есть wi-fi</text:p>
            <text:p>Инстаграм: <text:a xlink:href="https://www.instagram.com/kikodzebar" xlink:type="simple">https://www.instagram.com/kikodzebar</text:a></text:p>
          </table:table-cell>
          <table:table-cell office:value-type="string" calcext:value-type="string">
            <text:p>pictures/kikodze.jpg</text:p>
          </table:table-cell>
          <table:table-cell office:value-type="string" calcext:value-type="string">
            <text:p>https://goo.gl/maps/vWikLD4v2fL8ZpV97</text:p>
          </table:table-cell>
          <table:table-cell office:value-type="float" office:value="41.708215" calcext:value-type="float">
            <text:p>41.708215</text:p>
          </table:table-cell>
          <table:table-cell office:value-type="float" office:value="44.788091" calcext:value-type="float">
            <text:p>44.788091</text:p>
          </table:table-cell>
          <table:table-cell office:value-type="string" calcext:value-type="string">
            <text:p>Kikodze</text:p>
          </table:table-cell>
          <table:table-cell office:value-type="string" calcext:value-type="string">
            <text:p>1 Vasil Petriashvili Street</text:p>
          </table:table-cell>
        </table:table-row>
        <table:table-row table:style-name="ro1">
          <table:table-cell office:value-type="string" calcext:value-type="string">
            <text:p>Shavi Coffee</text:p>
            <text:p/>
            <text:p>Очень вкусный кофе, обжаривают зерна сами прямо при кофейне. Попробуйте ферментированные зерна Эфиопии! Приятный плейлист, домашняя выпечка  - идеальное место для начала дня. Здесь также можно купить аксессуары (например, аэропресс домой)</text:p>
            <text:p/>
            <text:p>Режим работы с 8:00 до 21:00</text:p>
            <text:p>✅ альтернативный кофе: да, полный ассортимент</text:p>
            <text:p>✅ можно с ноутбуками, но мало места, есть wi-fi</text:p>
            <text:p>Инстаграм: <text:a xlink:href="https://www.instagram.com/shavi.coffee" xlink:type="simple">https://www.instagram.com/shavi.coffee</text:a></text:p>
          </table:table-cell>
          <table:table-cell office:value-type="string" calcext:value-type="string">
            <text:p>pictures/shavi_coffee.jpg</text:p>
          </table:table-cell>
          <table:table-cell office:value-type="string" calcext:value-type="string">
            <text:p>https://goo.gl/maps/UaKHDeA3zXddsv7ZA</text:p>
          </table:table-cell>
          <table:table-cell office:value-type="float" office:value="41.704129" calcext:value-type="float">
            <text:p>41.704129</text:p>
          </table:table-cell>
          <table:table-cell office:value-type="float" office:value="44.784089" calcext:value-type="float">
            <text:p>44.784089</text:p>
          </table:table-cell>
          <table:table-cell office:value-type="string" calcext:value-type="string">
            <text:p>Shavi Coffee</text:p>
          </table:table-cell>
          <table:table-cell office:value-type="string" calcext:value-type="string">
            <text:p>40 Zandukeli Street</text:p>
          </table:table-cell>
        </table:table-row>
        <table:table-row table:style-name="ro1">
          <table:table-cell office:value-type="string" calcext:value-type="string">
            <text:p>PULP</text:p>
            <text:p/>
            <text:p>Кофейня с берлинским вайбом и очень вкусным тирамису. Кофе наливается в керамические кружки местного бренда 1300 Ceramic Studio. </text:p>
            <text:p/>
            <text:p>Открыты Пн-Чт 9:30-19, Пт 9:30-20, Сб 10-20, Вс 10-18</text:p>
            <text:p>✅ альтернативный кофе: да, полный ассортимент</text:p>
            <text:p>✅ можно с ноутбуками, есть wi-fi</text:p>
            <text:p>Инстаграм: <text:a xlink:href="https://www.instagram.com/pulp.tbilisi/?hl=en" xlink:type="simple">https://www.instagram.com/pulp.tbilisi/?hl=en</text:a></text:p>
          </table:table-cell>
          <table:table-cell office:value-type="string" calcext:value-type="string">
            <text:p>pictures/pulp.jpg</text:p>
          </table:table-cell>
          <table:table-cell office:value-type="string" calcext:value-type="string">
            <text:p>https://goo.gl/maps/LNZq645yt9CwP7WdA</text:p>
          </table:table-cell>
          <table:table-cell office:value-type="float" office:value="41.705987" calcext:value-type="float">
            <text:p>41.705987</text:p>
          </table:table-cell>
          <table:table-cell office:value-type="float" office:value="44.781482" calcext:value-type="float">
            <text:p>44.781482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22 Simon Janashia</text:p>
          </table:table-cell>
        </table:table-row>
        <table:table-row table:style-name="ro1">
          <table:table-cell office:value-type="string" calcext:value-type="string">
            <text:p>They said books</text:p>
            <text:p/>
            <text:p>Кофейня при книжном с лучшим в Тбилиси морковным тортом. Столиков немного, можно в тишине полистать книгу и выпить кофе на зернах из Coffee LAB (местный обжарщик с кофейней в Сабуртало)</text:p>
            <text:p/>
            <text:p>Открыты с 12 до 9 вечера</text:p>
            <text:p>✅ альтернативный кофе: есть фильтр</text:p>
            <text:p>✅ можно с ноутбуками</text:p>
            <text:p>Инстаграм: <text:a xlink:href="https://www.instagram.com/theysaidbooks.coffeeshop" xlink:type="simple">https://www.instagram.com/theysaidbooks.coffeeshop</text:a></text:p>
          </table:table-cell>
          <table:table-cell office:value-type="string" calcext:value-type="string">
            <text:p>pictures/they_said_books.jpg</text:p>
          </table:table-cell>
          <table:table-cell office:value-type="string" calcext:value-type="string">
            <text:p>https://goo.gl/maps/EkA2guZ6e5L9bZpq6</text:p>
          </table:table-cell>
          <table:table-cell office:value-type="float" office:value="41.705315" calcext:value-type="float">
            <text:p>41.705315</text:p>
          </table:table-cell>
          <table:table-cell office:value-type="float" office:value="44.789875" calcext:value-type="float">
            <text:p>44.789875</text:p>
          </table:table-cell>
          <table:table-cell office:value-type="string" calcext:value-type="string">
            <text:p>They said books</text:p>
          </table:table-cell>
          <table:table-cell office:value-type="string" calcext:value-type="string">
            <text:p>10 Giorgi Akhvlediani St</text:p>
          </table:table-cell>
        </table:table-row>
        <table:table-row table:style-name="ro1">
          <table:table-cell office:value-type="string" calcext:value-type="string">
            <text:p>Daily grind</text:p>
            <text:p/>
            <text:p>Лучший кофе недалеко от площади Свободы. Зерна - шведский бренд Koppi и местные Shavi Coffee Roasters, готовят их с помощью красивой машины La Marzocco. Шоколадный торт и яблочный пирог - топ. Панорамные окна с видом на старый город и  красивая плитка на полу - тоже топ!</text:p>
            <text:p/>
            <text:p>Открыты с 8 до 12 вечера</text:p>
            <text:p>✅ альтернативный кофе: есть фильтр, аэропресс, воронка</text:p>
            <text:p>❌места мало</text:p>
            <text:p>Инстаграм: <text:a xlink:href="https://www.instagram.com/dailygrindtbilisi" xlink:type="simple">https://www.instagram.com/dailygrindtbilisi</text:a></text:p>
          </table:table-cell>
          <table:table-cell office:value-type="string" calcext:value-type="string">
            <text:p>pictures/daily_grind.jpg</text:p>
          </table:table-cell>
          <table:table-cell office:value-type="string" calcext:value-type="string">
            <text:p>https://goo.gl/maps/X4DbGjH63gpp91m19</text:p>
          </table:table-cell>
          <table:table-cell office:value-type="float" office:value="41.693138" calcext:value-type="float">
            <text:p>41.693138</text:p>
          </table:table-cell>
          <table:table-cell office:value-type="float" office:value="44.802658" calcext:value-type="float">
            <text:p>44.802658</text:p>
          </table:table-cell>
          <table:table-cell office:value-type="string" calcext:value-type="string">
            <text:p>Daily grind</text:p>
          </table:table-cell>
          <table:table-cell office:value-type="string" calcext:value-type="string">
            <text:p>4 Kote Afkhazi St</text:p>
          </table:table-cell>
        </table:table-row>
        <table:table-row table:style-name="ro1">
          <table:table-cell office:value-type="string" calcext:value-type="string">
            <text:p>Black Cup x Valiko Bar</text:p>
            <text:p/>
            <text:p>Красивая кофейня при Valiko Bar. На втором этаже спрятался классный бар с очень вкусными коктейлями.</text:p>
            <text:p/>
            <text:p>Режим работы с 18 до 23:00</text:p>
            <text:p>✅ альтернативный кофе: есть воронка, аэропресс (а еще кофе с лимоном и апельсиновым фрешем)</text:p>
            <text:p>❌ не рекомендуем брать ноутбук, место не с рабочей атмосферой</text:p>
            <text:p>Инстаграм: <text:a xlink:href="https://www.instagram.com/valiko.mansion" xlink:type="simple">https://www.instagram.com/valiko.mansion</text:a></text:p>
          </table:table-cell>
          <table:table-cell office:value-type="string" calcext:value-type="string">
            <text:p>pictures/black_cup_x_valiko_bar.jpg</text:p>
          </table:table-cell>
          <table:table-cell office:value-type="string" calcext:value-type="string">
            <text:p>https://goo.gl/maps/hx7Wvg9fSSQrwkfWA</text:p>
          </table:table-cell>
          <table:table-cell office:value-type="float" office:value="41.689804" calcext:value-type="float">
            <text:p>41.689804</text:p>
          </table:table-cell>
          <table:table-cell office:value-type="float" office:value="44.8014" calcext:value-type="float">
            <text:p>44.8014</text:p>
          </table:table-cell>
          <table:table-cell office:value-type="string" calcext:value-type="string">
            <text:p>Black Cup x Valiko Bar</text:p>
          </table:table-cell>
          <table:table-cell office:value-type="string" calcext:value-type="string">
            <text:p>24 Galaktion Tabidze Street</text:p>
          </table:table-cell>
        </table:table-row>
        <table:table-row table:style-name="ro2">
          <table:table-cell office:value-type="string" calcext:value-type="string">
            <text:p>Eleven.window</text:p>
            <text:p/>
            <text:p>Это место находится всего в двух шагах от верхней станции фуникулера. Отличная кофейня 3-й волны, где кофе и вкусности готовятся с любовью. Плюс прекрасный магазин и место для ивентов. Гостеприимные хосты проводят ярмарки и поддерживают местных художников.</text:p>
            <text:p/>
            <text:p>Открыты 10:00 - 21:00</text:p>
            <text:p>✅ альтернативный кофе: есть фильтр, воронка</text:p>
            <text:p>✅ можно с ноутбуками, есть wi-fi</text:p>
            <text:p>Инстаграм: https://www.instagram.com/eleven.window</text:p>
            <text:p>Google maps: <text:a xlink:href="https://goo.gl/maps/pxGFnwdBR1SbbKmX6" xlink:type="simple">https://goo.gl/maps/pxGFnwdBR1SbbKmX6</text:a></text:p>
          </table:table-cell>
          <table:table-cell office:value-type="string" calcext:value-type="string">
            <text:p>pictures/eleven_window.jpg</text:p>
          </table:table-cell>
          <table:table-cell office:value-type="string" calcext:value-type="string">
            <text:p>https://goo.gl/maps/pxGFnwdBR1SbbKmX6</text:p>
          </table:table-cell>
          <table:table-cell office:value-type="float" office:value="41.695242" calcext:value-type="float">
            <text:p>41.695242</text:p>
          </table:table-cell>
          <table:table-cell office:value-type="float" office:value="44.793238" calcext:value-type="float">
            <text:p>44.793238</text:p>
          </table:table-cell>
          <table:table-cell office:value-type="string" calcext:value-type="string">
            <text:p>Eleven.window</text:p>
          </table:table-cell>
          <table:table-cell office:value-type="string" calcext:value-type="string">
            <text:p>6 Niaghvari St</text:p>
          </table:table-cell>
        </table:table-row>
        <table:table-row table:style-name="ro1">
          <table:table-cell office:value-type="string" calcext:value-type="string">
            <text:p>Nur</text:p>
            <text:p/>
            <text:p>Спешалти микро-кофейня с приятными ценами. Можно купить зерна Neighbourhood Coffee Roasters и съесть вкусное овсяное печенье за 3 лари. Гости хвалят какао и чизкейк.</text:p>
            <text:p/>
            <text:p>Открыты будни 10:00 - 19:00 ( выходные 11:00 - 18:00)</text:p>
            <text:p>✅ альтернативный кофе: да, полный ассортимент</text:p>
            <text:p>❌ кофейня очень маленькая, не расположиться с ноутом комфортно</text:p>
            <text:p>Инстаграм: <text:a xlink:href="https://www.instagram.com/nur_coffeeshop" xlink:type="simple">https://www.instagram.com/nur_coffeeshop</text:a></text:p>
          </table:table-cell>
          <table:table-cell office:value-type="string" calcext:value-type="string">
            <text:p>pictures/nur.jpg</text:p>
          </table:table-cell>
          <table:table-cell office:value-type="string" calcext:value-type="string">
            <text:p>https://g.page/small-local-coffee-shop?share</text:p>
          </table:table-cell>
          <table:table-cell office:value-type="float" office:value="41.708684" calcext:value-type="float">
            <text:p>41.708684</text:p>
          </table:table-cell>
          <table:table-cell office:value-type="float" office:value="44.761402" calcext:value-type="float">
            <text:p>44.761402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Lado Kavsadze 7</text:p>
          </table:table-cell>
        </table:table-row>
        <table:table-row table:style-name="ro2">
          <table:table-cell office:value-type="string" calcext:value-type="string">
            <text:p>Lamarzocco</text:p>
            <text:p/>
            <text:p>Небольшой кофе-бар в Ваке, кофейня от ребят, которые открыли Daily grind. Спешалти кофе, вкусный флэтуайт, несколько видов домашних веганских десертов (говорят, самое вкусное – морковный кекс). Можно попробовать вкусную местную лимончеллу. Кофейня на 4-6 посадочных мест, но перед входом есть мини-сквер со скамейками и парой пляжных кресел.</text:p>
            <text:p/>
            <text:p>Открыты 8:30 - 18:30 (по выходным работают до 21)</text:p>
            <text:p>✅ альтернативный кофе: да, воронка и не только</text:p>
            <text:p>❌ кофейня маленькая, не расположиться комфортно с ноутбуком</text:p>
            <text:p>Инстаграм: https://www.instagram.com/lamarzoccoespressobar</text:p>
            <text:p>Google maps: <text:a xlink:href="https://goo.gl/maps/oRNzGXPBcths3eDL6" xlink:type="simple">https://goo.gl/maps/oRNzGXPBcths3eDL6</text:a></text:p>
          </table:table-cell>
          <table:table-cell office:value-type="string" calcext:value-type="string">
            <text:p>pictures/lamarzocco.jpg</text:p>
          </table:table-cell>
          <table:table-cell office:value-type="string" calcext:value-type="string">
            <text:p>https://goo.gl/maps/oRNzGXPBcths3eDL6</text:p>
          </table:table-cell>
          <table:table-cell office:value-type="float" office:value="41.710275" calcext:value-type="float">
            <text:p>41.710275</text:p>
          </table:table-cell>
          <table:table-cell office:value-type="float" office:value="44.766336" calcext:value-type="float">
            <text:p>44.766336</text:p>
          </table:table-cell>
          <table:table-cell office:value-type="string" calcext:value-type="string">
            <text:p>Lamarzocco</text:p>
          </table:table-cell>
          <table:table-cell office:value-type="string" calcext:value-type="string">
            <text:p>Ilia Chavchavadze 27</text:p>
          </table:table-cell>
        </table:table-row>
        <table:table-row table:style-name="ro1">
          <table:table-cell office:value-type="string" calcext:value-type="string">
            <text:p>Jupiter</text:p>
            <text:p/>
            <text:p>Сыры, хлеб, хумус, V-60, матча и локал варенье. Владелец очень гостеприимный. Цены на кофе выше среднего. Но все же сюда стоит заглянуть. Конечно, в наличии вино, мы в Грузии или где🕺</text:p>
            <text:p/>
            <text:p>Открыты 8 - 23 </text:p>
            <text:p>✅ альтернативный кофе: да, воронка и не только</text:p>
            <text:p>✅ можно с ноутбуками, есть wi-fi</text:p>
            <text:p>Инстаграм: <text:a xlink:href="https://www.instagram.com/jupiter.tbilisi" xlink:type="simple">https://www.instagram.com/jupiter.tbilisi</text:a></text:p>
          </table:table-cell>
          <table:table-cell office:value-type="string" calcext:value-type="string">
            <text:p>pictures/jupiter.jpg</text:p>
          </table:table-cell>
          <table:table-cell office:value-type="string" calcext:value-type="string">
            <text:p>https://goo.gl/maps/7hf4dxxduD3WupdF7</text:p>
          </table:table-cell>
          <table:table-cell office:value-type="float" office:value="41.692065" calcext:value-type="float">
            <text:p>41.692065</text:p>
          </table:table-cell>
          <table:table-cell office:value-type="float" office:value="44.799947" calcext:value-type="float">
            <text:p>44.799947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Ivane Machabeli 4</text:p>
          </table:table-cell>
        </table:table-row>
        <table:table-row table:style-name="ro1">
          <table:table-cell office:value-type="string" calcext:value-type="string">
            <text:p>Sol • სოლ</text:p>
            <text:p/>
            <text:p>Красочный брекфаст спот, который работает с 8 утра! Завтраки и коктейли весь день. Восхитительная шакшука с сыром, тартин с семечками, мимоза на красном апельсине и уютная терраса. </text:p>
            <text:p/>
            <text:p>Открыты 08:00-22:00 </text:p>
            <text:p>❌ альтернативный кофе: нет</text:p>
            <text:p>✅ можно с ноутбуками</text:p>
            <text:p>Инстаграм: <text:a xlink:href="https://www.instagram.com/sol.tbilisi/?hl=ru" xlink:type="simple">https://www.instagram.com/sol.tbilisi/?hl=ru</text:a></text:p>
          </table:table-cell>
          <table:table-cell office:value-type="string" calcext:value-type="string">
            <text:p>pictures/sol.jpg</text:p>
          </table:table-cell>
          <table:table-cell office:value-type="string" calcext:value-type="string">
            <text:p>https://goo.gl/maps/d6LB8nybZ3BiRUGr6</text:p>
          </table:table-cell>
          <table:table-cell office:value-type="float" office:value="41.705638" calcext:value-type="float">
            <text:p>41.705638</text:p>
          </table:table-cell>
          <table:table-cell office:value-type="float" office:value="44.779638" calcext:value-type="float">
            <text:p>44.779638</text:p>
          </table:table-cell>
          <table:table-cell office:value-type="string" calcext:value-type="string">
            <text:p>Sol • სოლ</text:p>
          </table:table-cell>
          <table:table-cell office:value-type="string" calcext:value-type="string">
            <text:p>28 Vasil Petriashvili Street</text:p>
          </table:table-cell>
        </table:table-row>
        <table:table-row table:style-name="ro1">
          <table:table-cell office:value-type="string" calcext:value-type="string">
            <text:p>Mondo Coffee</text:p>
            <text:p/>
            <text:p>Основатель компании Александр Беридзе пристрастился эспрессо, живя в Италии. И решил создать первый грузинский бренд, который бы импортировал итальянский кофе премиум-класса. В 2015 году была основана компания Mondo и сейчас бренд представлен в США и Грузии. Здесь огромный выбор дрип-кофе!</text:p>
            <text:p/>
            <text:p>Открыты 09 - 20 </text:p>
            <text:p>✅ альтернативный кофе: да</text:p>
            <text:p>❌ мало места, не для работы с ноутбуком</text:p>
            <text:p>Инстаграм: <text:a xlink:href="https://www.instagram.com/mondogeorgia" xlink:type="simple">https://www.instagram.com/mondogeorgia</text:a></text:p>
          </table:table-cell>
          <table:table-cell office:value-type="string" calcext:value-type="string">
            <text:p>pictures/mondo_coffee.jpg</text:p>
          </table:table-cell>
          <table:table-cell office:value-type="string" calcext:value-type="string">
            <text:p>https://goo.gl/maps/xG7dtLGMxHk6NxP36</text:p>
          </table:table-cell>
          <table:table-cell office:value-type="float" office:value="41.706474" calcext:value-type="float">
            <text:p>41.706474</text:p>
          </table:table-cell>
          <table:table-cell office:value-type="float" office:value="44.783221" calcext:value-type="float">
            <text:p>44.783221</text:p>
          </table:table-cell>
          <table:table-cell office:value-type="string" calcext:value-type="string">
            <text:p>Mondo Coffee</text:p>
          </table:table-cell>
          <table:table-cell office:value-type="string" calcext:value-type="string">
            <text:p>13 a Ivane Tarkhnishvili St</text:p>
          </table:table-cell>
        </table:table-row>
        <table:table-row table:style-name="ro1">
          <table:table-cell office:value-type="string" calcext:value-type="string">
            <text:p>Shukura</text:p>
            <text:p/>
            <text:p>Спешалти кофейня со вкусными завтраками и небольшой барной картой. Летом особенно приятно, можно расположиться снаружи вокруг зелени и гирлянд (места мало, вместо столиков скамейки, но очень уютно). </text:p>
            <text:p/>
            <text:p>Режим работы с 8:00 до 23:00</text:p>
            <text:p>✅ альтернативный кофе: да</text:p>
            <text:p>✅ немного места, но можно расположиться с ноутбуком</text:p>
            <text:p>Инстаграм: <text:a xlink:href="https://www.instagram.com/shukura.coffee/?hl=ru" xlink:type="simple">https://www.instagram.com/shukura.coffee/?hl=ru</text:a></text:p>
          </table:table-cell>
          <table:table-cell office:value-type="string" calcext:value-type="string">
            <text:p>pictures/shukura.jpg</text:p>
          </table:table-cell>
          <table:table-cell office:value-type="string" calcext:value-type="string">
            <text:p>https://goo.gl/maps/iBtE5girFjLRjUGr8</text:p>
          </table:table-cell>
          <table:table-cell office:value-type="float" office:value="41.708367" calcext:value-type="float">
            <text:p>41.708367</text:p>
          </table:table-cell>
          <table:table-cell office:value-type="float" office:value="44.760192" calcext:value-type="float">
            <text:p>44.760192</text:p>
          </table:table-cell>
          <table:table-cell office:value-type="string" calcext:value-type="string">
            <text:p>Shukura</text:p>
          </table:table-cell>
          <table:table-cell office:value-type="string" calcext:value-type="string">
            <text:p>49 Irakli Abashidze Street</text:p>
          </table:table-cell>
        </table:table-row>
        <table:table-row table:style-name="ro1">
          <table:table-cell office:value-type="string" calcext:value-type="string">
            <text:p>Erti Kava</text:p>
            <text:p/>
            <text:p>Одна из первых спешелти кофеен в Грузии. Сейчас это уже сеть кофеен (есть 2 точки в Тбилиси и 1 в Батуми). Сделана с большой любовью к Грузии: на стенах изображен гранат, а на стаканчиках — старый Тбилиси. Цены одни из самых высоких, но кофе и завтраки — достойные.</text:p>
            <text:p/>
            <text:p>Открыты 8:00-21:00</text:p>
            <text:p>✅ альтернативный кофе: фильтр, воронка, бариста сет, аэропресс</text:p>
            <text:p>✅ можно с ноутбуками, есть wi-fi</text:p>
            <text:p>Инстаграм: <text:a xlink:href="http://instagram.com/ertikava_coffeeroom/?hl=en" xlink:type="simple">http://instagram.com/ertikava_coffeeroom/?hl=en</text:a></text:p>
          </table:table-cell>
          <table:table-cell office:value-type="string" calcext:value-type="string">
            <text:p>pictures/erti_kava.jpg</text:p>
          </table:table-cell>
          <table:table-cell office:value-type="string" calcext:value-type="string">
            <text:p>https://goo.gl/maps/2138Kbu6YRgDfpQx9</text:p>
          </table:table-cell>
          <table:table-cell office:value-type="float" office:value="41.7085218" calcext:value-type="float">
            <text:p>41.7085218</text:p>
          </table:table-cell>
          <table:table-cell office:value-type="float" office:value="44.7578252" calcext:value-type="float">
            <text:p>44.7578252</text:p>
          </table:table-cell>
          <table:table-cell office:value-type="string" calcext:value-type="string">
            <text:p>Erti Kava</text:p>
          </table:table-cell>
          <table:table-cell office:value-type="string" calcext:value-type="string">
            <text:p>81 Irakli Abashidze Street</text:p>
          </table:table-cell>
        </table:table-row>
        <table:table-row table:style-name="ro1">
          <table:table-cell office:value-type="string" calcext:value-type="string">
            <text:p>Books from past</text:p>
            <text:p/>
            <text:p>Книжный магазин в тбилисской квартире. Аристократическое сочетание окон в полный рост, скрипящего паркета, переходящего в бело-голубую плитку и прозрачной необъятной тюли и книг😍 Раньше здесь была полноценная кофейня с комбучей, десертами и альтернативой. 10 марта 2022 кофейня закрылась, освободив больше места для магазина, но полистать книги и выпить эспрессо по-прежнему можно. </text:p>
            <text:p/>
            <text:p>Открыты 12:00-20:00</text:p>
            <text:p>✅ альтернативный кофе: фильтр </text:p>
            <text:p>✅ можно с ноутбуками</text:p>
            <text:p>Инстаграм: <text:a xlink:href="https://www.instagram.com/booksfrompast.shop" xlink:type="simple">https://www.instagram.com/booksfrompast.shop</text:a></text:p>
          </table:table-cell>
          <table:table-cell office:value-type="string" calcext:value-type="string">
            <text:p>pictures/books_from_past.jpg</text:p>
          </table:table-cell>
          <table:table-cell office:value-type="string" calcext:value-type="string">
            <text:p>https://goo.gl/maps/fNmSkXiijs65GNcj8</text:p>
          </table:table-cell>
          <table:table-cell office:value-type="float" office:value="41.705389" calcext:value-type="float">
            <text:p>41.705389</text:p>
          </table:table-cell>
          <table:table-cell office:value-type="float" office:value="44.789874" calcext:value-type="float">
            <text:p>44.789874</text:p>
          </table:table-cell>
          <table:table-cell office:value-type="string" calcext:value-type="string">
            <text:p>Books from past</text:p>
          </table:table-cell>
          <table:table-cell office:value-type="string" calcext:value-type="string">
            <text:p>10 Giorgi Akhvlediani St, flat 2</text:p>
          </table:table-cell>
        </table:table-row>
        <table:table-row table:style-name="ro3">
          <table:table-cell office:value-type="string" calcext:value-type="string">
            <text:p>Depo</text:p>
            <text:p/>
            <text:p>Неприметное здание с приятным пространством внутри и летней веранда на крыше (тбилисский руфтоп, не имеющий ничего общего с московским фудкортом). Регулярно что-то происходит — диджей-сеты, маркеты, благотворительные ивенты. С 10:00 до 14:00 сервируют завтраки, а обеды —  с 12:00 до 16:00 по будням (2 блюда за 20Gel, топовый томатный копчёный суп).</text:p>
            <text:p/>
            <text:p>Открыты 10:00-00:00</text:p>
            <text:p>Инстаграм: <text:a xlink:href="https://www.instagram.com/depo.tbilisi/" xlink:type="simple">https://www.instagram.com/depo.tbilisi/</text:a></text:p>
          </table:table-cell>
          <table:table-cell office:value-type="string" calcext:value-type="string">
            <text:p>pictures/depo.jpg</text:p>
          </table:table-cell>
          <table:table-cell office:value-type="string" calcext:value-type="string">
            <text:p>https://goo.gl/maps/Wj4kqwcTjEJ9KVm36</text:p>
          </table:table-cell>
          <table:table-cell office:value-type="float" office:value="41.708348" calcext:value-type="float">
            <text:p>41.708348</text:p>
          </table:table-cell>
          <table:table-cell office:value-type="float" office:value="44.784006" calcext:value-type="float">
            <text:p>44.784006</text:p>
          </table:table-cell>
          <table:table-cell office:value-type="string" calcext:value-type="string">
            <text:p>Depo</text:p>
          </table:table-cell>
          <table:table-cell office:value-type="string" calcext:value-type="string">
            <text:p>Shalva Ghambashldze, 10</text:p>
          </table:table-cell>
        </table:table-row>
        <table:table-row table:style-name="ro2">
          <table:table-cell office:value-type="string" calcext:value-type="string">
            <text:p>Unity kava</text:p>
            <text:p/>
            <text:p>CommUNITY of specialty coffee admirers — указано в инстаграме проекта. Пэт и альтернатива фрэндли. Возьмите львовский сырник или что-то из выпечки собственного производства, и садитесь на крошечную солнечную террасу наблюдать за пёсиками)</text:p>
            <text:p/>
            <text:p>Открыты 09:00-21:00</text:p>
            <text:p>✅ альтернативный кофе: есть</text:p>
            <text:p>✅ можно с ноутбуками, но места немного</text:p>
            <text:p/>
            <text:p>Инстаграм: <text:a xlink:href="https://www.instagram.com/unity_kava/" xlink:type="simple">https://www.instagram.com/unity_kava/</text:a></text:p>
          </table:table-cell>
          <table:table-cell office:value-type="string" calcext:value-type="string">
            <text:p>pictures/unity_kava.jpg</text:p>
          </table:table-cell>
          <table:table-cell office:value-type="string" calcext:value-type="string">
            <text:p>https://goo.gl/maps/uLTnN8h7vvWC6fkLA</text:p>
          </table:table-cell>
          <table:table-cell office:value-type="float" office:value="41.691128" calcext:value-type="float">
            <text:p>41.691128</text:p>
          </table:table-cell>
          <table:table-cell office:value-type="float" office:value="44.80219" calcext:value-type="float">
            <text:p>44.80219</text:p>
          </table:table-cell>
          <table:table-cell office:value-type="string" calcext:value-type="string">
            <text:p>Unity kava</text:p>
          </table:table-cell>
          <table:table-cell office:value-type="string" calcext:value-type="string">
            <text:p>Shalva Dadiani, 20</text:p>
          </table:table-cell>
        </table:table-row>
        <table:table-row table:style-name="ro1">
          <table:table-cell office:value-type="string" calcext:value-type="string">
            <text:p>APC</text:p>
            <text:p/>
            <text:p>Новая (открылась в апреле 2022) французская булочная в районе Ваке.  По совместительству картинная галерея. Владелица  — профессиональный кондитер из Франции Jullian Hequet. Эклеры, тарталетки, улитки и, конечно, круассаны. Кофейная карта как в Париже: крепкий эспрессо и латте в высоких бокалах. </text:p>
            <text:p/>
            <text:p>Открыты ВТ-ЧТ 10:00-20:00, ПТ-ВС 11:00-21:00</text:p>
            <text:p>❌альтернативный кофе: нет</text:p>
            <text:p>❌не расположиться комфортно с ноутбуком</text:p>
            <text:p>Инстаграм: <text:a xlink:href="https://www.instagram.com/apc.georgia/" xlink:type="simple">https://www.instagram.com/apc.georgia/</text:a></text:p>
          </table:table-cell>
          <table:table-cell office:value-type="string" calcext:value-type="string">
            <text:p>pictures/apc.jpg</text:p>
          </table:table-cell>
          <table:table-cell office:value-type="string" calcext:value-type="string">
            <text:p>https://goo.gl/maps/fpUgRZEc15Akw7GN7</text:p>
          </table:table-cell>
          <table:table-cell office:value-type="float" office:value="41.70684" calcext:value-type="float">
            <text:p>41.70684</text:p>
          </table:table-cell>
          <table:table-cell office:value-type="float" office:value="44.772267" calcext:value-type="float">
            <text:p>44.772267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10 I.Abashidze</text:p>
          </table:table-cell>
        </table:table-row>
        <table:table-row table:style-name="ro1">
          <table:table-cell office:value-type="string" calcext:value-type="string">
            <text:p>Sablée</text:p>
            <text:p/>
            <text:p>Булочная в самом начале Ваке. Всевозможные десерты, баночки с вареньем и соленой карамелью, конфеты, печенье, хлеб (на пасху ребята делали куличи и творожную пасху), можно заказать целый торт. Не знаете с чего начать — берите слойку со сливочно-лимонным кремом и миндалем. Есть сытная еда (сэндвичи и салаты). Espresso-based кофейное меню.</text:p>
            <text:p/>
            <text:p>Открыты c 09:00 до 22:00</text:p>
            <text:p>❌альтернативный кофе: нет</text:p>
            <text:p>❌не расположиться комфортно с ноутбуком</text:p>
            <text:p>Фейсбук: <text:a xlink:href="https://www.facebook.com/sableebakery/" xlink:type="simple">https://www.facebook.com/sableebakery/</text:a></text:p>
          </table:table-cell>
          <table:table-cell office:value-type="string" calcext:value-type="string">
            <text:p>pictures/sablee.jpg</text:p>
          </table:table-cell>
          <table:table-cell office:value-type="string" calcext:value-type="string">
            <text:p>https://goo.gl/maps/SqyQqSWqJLPBhq298</text:p>
          </table:table-cell>
          <table:table-cell office:value-type="float" office:value="41.708389" calcext:value-type="float">
            <text:p>41.708389</text:p>
          </table:table-cell>
          <table:table-cell office:value-type="float" office:value="44.778489" calcext:value-type="float">
            <text:p>44.778489</text:p>
          </table:table-cell>
          <table:table-cell office:value-type="string" calcext:value-type="string">
            <text:p>Sablée</text:p>
          </table:table-cell>
          <table:table-cell office:value-type="string" calcext:value-type="string">
            <text:p>Kekelidze street 1</text:p>
          </table:table-cell>
        </table:table-row>
        <table:table-row table:style-name="ro1">
          <table:table-cell office:value-type="string" calcext:value-type="string">
            <text:p>Groovy roasters</text:p>
            <text:p/>
            <text:p>Спешелти-кофейня недалеко от людной Fabrika. Ходит молва про местный шоколадный веганский кекс с вишней и свёклой. Если не хотите сладкое, то берите сэндвич с карамелизированным сыром и хлебом на закваске. Большой выбор кофейного зерна (которые они сами обжаривают). Есть эспрессо-тоник, вино, пиво и даже самбука. Место новое, так что ждем расширения ассортимента меню. </text:p>
            <text:p/>
            <text:p>Открыты с 8 до 8</text:p>
            <text:p>✅альтернативный кофе: V60, аэропресс, фильтр, есть матча</text:p>
            <text:p>✅можно с ноутбуком</text:p>
            <text:p>Инстаграм: <text:a xlink:href="https://www.instagram.com/groovyroasters/" xlink:type="simple">https://www.instagram.com/groovyroasters/</text:a></text:p>
          </table:table-cell>
          <table:table-cell office:value-type="string" calcext:value-type="string">
            <text:p>pictures/groovy_roasters.jpg</text:p>
          </table:table-cell>
          <table:table-cell office:value-type="string" calcext:value-type="string">
            <text:p>https://goo.gl/maps/2CVxQkwiHB1sbnhb6</text:p>
          </table:table-cell>
          <table:table-cell office:value-type="float" office:value="41.711521" calcext:value-type="float">
            <text:p>41.711521</text:p>
          </table:table-cell>
          <table:table-cell office:value-type="float" office:value="44.801714" calcext:value-type="float">
            <text:p>44.801714</text:p>
          </table:table-cell>
          <table:table-cell office:value-type="string" calcext:value-type="string">
            <text:p>Groovy roasters</text:p>
          </table:table-cell>
          <table:table-cell office:value-type="string" calcext:value-type="string">
            <text:p>Ninoshvili 17</text:p>
          </table:table-cell>
        </table:table-row>
        <table:table-row table:style-name="ro2">
          <table:table-cell office:value-type="string" calcext:value-type="string">
            <text:p>Flowershop73 &amp; Oriental Express bar</text:p>
            <text:p/>
            <text:p>Цветочная лавка с эспрессо-баром. Здесь можно взять с собой не только кофе, но и букет цветов. Если не хотите кофе, скажите бартендеру, что вы любите, и он обязательно замиксует что-нибудь вкусное:) </text:p>
            <text:p/>
            <text:p>Открыты c 10 до 01</text:p>
            <text:p>✅альтернативный кофе: да</text:p>
            <text:p>❌не рекомендуем брать ноутбук, мало места, не рабочая атмосфера</text:p>
            <text:p/>
            <text:p>Инстаграм: <text:a xlink:href="https://www.instagram.com/_oriental.express_/" xlink:type="simple">https://www.instagram.com/_oriental.express_/</text:a></text:p>
          </table:table-cell>
          <table:table-cell office:value-type="string" calcext:value-type="string">
            <text:p>pictures/Flowershop73_Oriental_Express bar.jpg</text:p>
          </table:table-cell>
          <table:table-cell office:value-type="string" calcext:value-type="string">
            <text:p>https://goo.gl/maps/nn3tRZzQtgurubMF6</text:p>
          </table:table-cell>
          <table:table-cell office:value-type="float" office:value="41.7071265" calcext:value-type="float">
            <text:p>41.7071265</text:p>
          </table:table-cell>
          <table:table-cell office:value-type="float" office:value="44.7777937" calcext:value-type="float">
            <text:p>44.7777937</text:p>
          </table:table-cell>
          <table:table-cell office:value-type="string" calcext:value-type="string">
            <text:p>Flowershop73 &amp; Oriental Express bar</text:p>
          </table:table-cell>
          <table:table-cell office:value-type="string" calcext:value-type="string">
            <text:p>73 Vasil Barnov St</text:p>
          </table:table-cell>
        </table:table-row>
        <table:table-row table:style-name="ro2">
          <table:table-cell office:value-type="string" calcext:value-type="string">
            <text:p>Kvarts coffee</text:p>
            <text:p/>
            <text:p>Фишка этой арт-кофейни в том, что на вашем стаканчике с кофе будет ваш портрет. Если захотите, конечно, это бесплатно, но нужно будет подождать. Кофе здесь хороший, а горячий шоколад еще лучше. Также можно заказать бутылку вина или чачу с портретом — классный вариант подарка!</text:p>
            <text:p/>
            <text:p>Открыты с 10 до 10</text:p>
            <text:p>✅альтернативный кофе: да</text:p>
            <text:p>❌не рекомендуем брать ноутбук, не рабочая атмосфера</text:p>
            <text:p> </text:p>
            <text:p>Инстаграм: <text:a xlink:href="https://www.instagram.com/kvartscoffee/" xlink:type="simple">https://www.instagram.com/kvartscoffee/</text:a></text:p>
          </table:table-cell>
          <table:table-cell office:value-type="string" calcext:value-type="string">
            <text:p>pictures/Kvarts_coffee.jpg</text:p>
          </table:table-cell>
          <table:table-cell office:value-type="string" calcext:value-type="string">
            <text:p>https://g.page/kvartscoffee?share</text:p>
          </table:table-cell>
          <table:table-cell office:value-type="float" office:value="41.7005049" calcext:value-type="float">
            <text:p>41.7005049</text:p>
          </table:table-cell>
          <table:table-cell office:value-type="float" office:value="44.7954761" calcext:value-type="float">
            <text:p>44.7954761</text:p>
          </table:table-cell>
          <table:table-cell office:value-type="string" calcext:value-type="string">
            <text:p>Kvarts coffee</text:p>
          </table:table-cell>
          <table:table-cell office:value-type="string" calcext:value-type="string">
            <text:p>26 Shota Rustaveli Ave</text:p>
          </table:table-cell>
        </table:table-row>
        <table:table-row table:style-name="ro2">
          <table:table-cell office:value-type="string" calcext:value-type="string">
            <text:p>Santino</text:p>
            <text:p/>
            <text:p>Кофейня рядом с Площадью Орбелиани. Самый большой выбор кофе в Тбилиси (разных стран и форматов + есть декаф). Люксовый интерьер. Завтраки весь день. </text:p>
            <text:p/>
            <text:p>Открыты 9:00-23:00</text:p>
            <text:p>✅альтернативный кофе: да</text:p>
            <text:p>✅можно с ноутбуком</text:p>
            <text:p/>
            <text:p>Инстаграм: <text:a xlink:href="https://www.instagram.com/santino.tbilisi/" xlink:type="simple">https://www.instagram.com/santino.tbilisi/</text:a></text:p>
          </table:table-cell>
          <table:table-cell office:value-type="string" calcext:value-type="string">
            <text:p>pictures/Santino.jpg</text:p>
          </table:table-cell>
          <table:table-cell office:value-type="string" calcext:value-type="string">
            <text:p>https://goo.gl/maps/L3tacoGE45bvKVv96</text:p>
          </table:table-cell>
          <table:table-cell office:value-type="float" office:value="41.6964009" calcext:value-type="float">
            <text:p>41.6964009</text:p>
          </table:table-cell>
          <table:table-cell office:value-type="float" office:value="44.8011529" calcext:value-type="float">
            <text:p>44.8011529</text:p>
          </table:table-cell>
          <table:table-cell office:value-type="string" calcext:value-type="string">
            <text:p>Santino</text:p>
          </table:table-cell>
          <table:table-cell office:value-type="string" calcext:value-type="string">
            <text:p>15 Atoneli St</text:p>
          </table:table-cell>
        </table:table-row>
        <table:table-row table:style-name="ro2">
          <table:table-cell office:value-type="string" calcext:value-type="string">
            <text:p>Kona Flowers and Coffee shop</text:p>
            <text:p/>
            <text:p>Магазин цветов и кофейня в одном месте. Можно заказать любой букет от ромашек в тряпичной сумочке до свадебного букета. На улице есть пара столиков, чтобы выпить кофе и съесть круассан.</text:p>
            <text:p/>
            <text:p>Открыты с 10 до 20</text:p>
            <text:p>❌альтернативный кофе: нет</text:p>
            <text:p>❌не рекомендуем брать ноутбук, мало места</text:p>
            <text:p/>
            <text:p>Инстаграм: <text:a xlink:href="https://www.instagram.com/kona.flowerandcoffee/" xlink:type="simple">https://www.instagram.com/kona.flowerandcoffee/</text:a></text:p>
          </table:table-cell>
          <table:table-cell office:value-type="string" calcext:value-type="string">
            <text:p>pictures/Кona.jpg</text:p>
          </table:table-cell>
          <table:table-cell office:value-type="string" calcext:value-type="string">
            <text:p>https://goo.gl/maps/jyBpPq3bb7UHAvcG9</text:p>
          </table:table-cell>
          <table:table-cell office:value-type="float" office:value="41.7084959" calcext:value-type="float">
            <text:p>41.7084959</text:p>
          </table:table-cell>
          <table:table-cell office:value-type="float" office:value="44.7799656" calcext:value-type="float">
            <text:p>44.7799656</text:p>
          </table:table-cell>
          <table:table-cell office:value-type="string" calcext:value-type="string">
            <text:p>Kona Flowers and Coffee shop</text:p>
          </table:table-cell>
          <table:table-cell office:value-type="string" calcext:value-type="string">
            <text:p>23 Petre Melikishvili St</text:p>
          </table:table-cell>
        </table:table-row>
        <table:table-row table:style-name="ro2">
          <table:table-cell office:value-type="string" calcext:value-type="string">
            <text:p>Coffee and Culture</text:p>
            <text:p/>
            <text:p>Кофейня в Сабуртало с библиотекой книг и настольных игр. Есть хороший wi-fi и сытная еда (завтраки, сэндвичи, супы) и, конечно, десерты. </text:p>
            <text:p/>
            <text:p>Открыты 09:00-22:00 (ВС 15:00-22:00)</text:p>
            <text:p>✅альтернативный кофе: есть</text:p>
            <text:p>✅можно с ноутбуком</text:p>
            <text:p/>
            <text:p>Инстаграм: <text:a xlink:href="https://www.instagram.com/coffeeandculturegeorgia/" xlink:type="simple">https://www.instagram.com/coffeeandculturegeorgia/</text:a></text:p>
          </table:table-cell>
          <table:table-cell office:value-type="string" calcext:value-type="string">
            <text:p>pictures/Coffee_and_Culture.jpg</text:p>
          </table:table-cell>
          <table:table-cell office:value-type="string" calcext:value-type="string">
            <text:p>https://g.page/coffee-and-culture?share</text:p>
          </table:table-cell>
          <table:table-cell office:value-type="float" office:value="41.7283029" calcext:value-type="float">
            <text:p>41.7283029</text:p>
          </table:table-cell>
          <table:table-cell office:value-type="float" office:value="44.7714755" calcext:value-type="float">
            <text:p>44.7714755</text:p>
          </table:table-cell>
          <table:table-cell office:value-type="string" calcext:value-type="string">
            <text:p>Coffee and Culture</text:p>
          </table:table-cell>
          <table:table-cell office:value-type="string" calcext:value-type="string">
            <text:p>22 Zhiuli Shartava St</text:p>
          </table:table-cell>
        </table:table-row>
        <table:table-row table:style-name="ro2">
          <table:table-cell office:value-type="string" calcext:value-type="string">
            <text:p>Namu</text:p>
            <text:p/>
            <text:p>Основательница этого веганского кафе, шеф-повар и психолог Ануки Такарадзе, полностью исключила глютен, сахар и продукты животного происхождения в меню Namu. Есть своя комбуча, большая вариация raw-десертов, черный кофе и каппучино на миндальном.</text:p>
            <text:p/>
            <text:p>Открыты 08:00-22:00</text:p>
            <text:p>✅альтернативный кофе: есть</text:p>
            <text:p>✅можно с ноутбуком</text:p>
            <text:p/>
            <text:p>Инстаграм: <text:a xlink:href="https://www.instagram.com/namuraw/" xlink:type="simple">https://www.instagram.com/namuraw/</text:a></text:p>
          </table:table-cell>
          <table:table-cell office:value-type="string" calcext:value-type="string">
            <text:p>pictures/Namu.jpg</text:p>
          </table:table-cell>
          <table:table-cell office:value-type="string" calcext:value-type="string">
            <text:p>https://g.page/namu-tbilisi?share</text:p>
          </table:table-cell>
          <table:table-cell office:value-type="float" office:value="41.7073552" calcext:value-type="float">
            <text:p>41.7073552</text:p>
          </table:table-cell>
          <table:table-cell office:value-type="float" office:value="44.7679742" calcext:value-type="float">
            <text:p>44.7679742</text:p>
          </table:table-cell>
          <table:table-cell office:value-type="string" calcext:value-type="string">
            <text:p>Namu</text:p>
          </table:table-cell>
          <table:table-cell office:value-type="string" calcext:value-type="string">
            <text:p>24 Irakli Abashidze Street</text:p>
          </table:table-cell>
        </table:table-row>
        <table:table-row table:style-name="ro2">
          <table:table-cell office:value-type="string" calcext:value-type="string">
            <text:p>BNKR </text:p>
            <text:p/>
            <text:p>Спешелти уголок. Можно посмотреть симпатичные репродукции картин, пока ждёшь гранатовый кемекс или апельсиновый кофе. Есть и обычный черный кофе, и чай, и какао.</text:p>
            <text:p/>
            <text:p>Открыты 10:00-22:00</text:p>
            <text:p>✅альтернативный кофе: есть</text:p>
            <text:p>✅можно с ноутбуком, но места мало</text:p>
            <text:p/>
            <text:p>Инстаграм: <text:a xlink:href="https://www.instagram.com/bnkr_coffee_georgia/" xlink:type="simple">https://www.instagram.com/bnkr_coffee_georgia/</text:a></text:p>
          </table:table-cell>
          <table:table-cell office:value-type="string" calcext:value-type="string">
            <text:p>pictures/BNKR.jpg</text:p>
          </table:table-cell>
          <table:table-cell office:value-type="string" calcext:value-type="string">
            <text:p>https://goo.gl/maps/LBhBwjHatmi97YtJ6</text:p>
          </table:table-cell>
          <table:table-cell office:value-type="float" office:value="41.6987409" calcext:value-type="float">
            <text:p>41.6987409</text:p>
          </table:table-cell>
          <table:table-cell office:value-type="float" office:value="44.7945106" calcext:value-type="float">
            <text:p>44.7945106</text:p>
          </table:table-cell>
          <table:table-cell office:value-type="string" calcext:value-type="string">
            <text:p>BNKR</text:p>
          </table:table-cell>
          <table:table-cell office:value-type="string" calcext:value-type="string">
            <text:p>19 Atoneli St</text:p>
          </table:table-cell>
        </table:table-row>
        <table:table-row table:style-name="ro2">
          <table:table-cell office:value-type="string" calcext:value-type="string">
            <text:p>Plant Lovers </text:p>
            <text:p/>
            <text:p>Зеленый домик, где можно взять кофе по пути к фуникулеру (зерно Coffee Lab). Еще здесь есть вино, снэки, а на завтрак можно съесть авокадо тост. Ну и, конечно, здесь можно приобрести растения. </text:p>
            <text:p/>
            <text:p>Открыты 10:00-21:00</text:p>
            <text:p>✅альтернативный кофе: есть</text:p>
            <text:p>❌не рекомендуем брать ноутбук, мало места</text:p>
            <text:p/>
            <text:p>Инстаграм: <text:a xlink:href="https://www.instagram.com/plantloverstbilisi/" xlink:type="simple">https://www.instagram.com/plantloverstbilisi/</text:a></text:p>
          </table:table-cell>
          <table:table-cell office:value-type="string" calcext:value-type="string">
            <text:p>pictures/Plants_lovers.jpg</text:p>
          </table:table-cell>
          <table:table-cell office:value-type="string" calcext:value-type="string">
            <text:p>https://goo.gl/maps/1Cv4TaAkBTdVCq5F9</text:p>
          </table:table-cell>
          <table:table-cell office:value-type="float" office:value="41.6954993" calcext:value-type="float">
            <text:p>41.6954993</text:p>
          </table:table-cell>
          <table:table-cell office:value-type="float" office:value="44.792085" calcext:value-type="float">
            <text:p>44.792085</text:p>
          </table:table-cell>
          <table:table-cell office:value-type="string" calcext:value-type="string">
            <text:p>Plant Lovers</text:p>
          </table:table-cell>
          <table:table-cell office:value-type="string" calcext:value-type="string">
            <text:p>4a Niaghvari St</text:p>
          </table:table-cell>
        </table:table-row>
        <table:table-row table:style-name="ro2">
          <table:table-cell office:value-type="string" calcext:value-type="string">
            <text:p>Red Man Cafe</text:p>
            <text:p/>
            <text:p>Концепция: кофе и коктейли. Есть красный эспрессо — это чай ройбуш, который готовят таким же способом, как кофе. Подают воду бесплатно — приятная мелочь, которая пока не очень распространена в тбилисских кофейнях.</text:p>
            <text:p/>
            <text:p>Открыты 09:00-21:00</text:p>
            <text:p>✅альтернативный кофе: есть</text:p>
            <text:p>✅можно с ноутбуком</text:p>
            <text:p/>
            <text:p>Инстаграм: <text:a xlink:href="https://www.instagram.com/redman_cafe/" xlink:type="simple">https://www.instagram.com/redman_cafe/</text:a></text:p>
          </table:table-cell>
          <table:table-cell office:value-type="string" calcext:value-type="string">
            <text:p>pictures/Red_man.jpg</text:p>
          </table:table-cell>
          <table:table-cell office:value-type="string" calcext:value-type="string">
            <text:p>https://goo.gl/maps/nkXLw1dNYHRiuvDv8</text:p>
          </table:table-cell>
          <table:table-cell office:value-type="float" office:value="41.7050015" calcext:value-type="float">
            <text:p>41.7050015</text:p>
          </table:table-cell>
          <table:table-cell office:value-type="float" office:value="44.7813522" calcext:value-type="float">
            <text:p>44.7813522</text:p>
          </table:table-cell>
          <table:table-cell office:value-type="string" calcext:value-type="string">
            <text:p>Red Man Cafe</text:p>
          </table:table-cell>
          <table:table-cell office:value-type="string" calcext:value-type="string">
            <text:p>32-34 Erekle Tatishvili St</text:p>
          </table:table-cell>
        </table:table-row>
        <table:table-row table:style-name="ro2">
          <table:table-cell office:value-type="string" calcext:value-type="string">
            <text:p>Puri Guliani EXPRESS</text:p>
            <text:p/>
            <text:p>Вторая точка от ресторана Puri Guliani, который славится лучшими пончиками в городе. Рано открываются, большой выбор завтраков, есть столики на улице. </text:p>
            <text:p/>
            <text:p>Открыты 08:00-22:00</text:p>
            <text:p>✅альтернативный кофе: есть</text:p>
            <text:p>❌не рекомендуем брать ноутбук</text:p>
            <text:p/>
            <text:p><text:a xlink:href="https://www.instagram.com/puri.guliani/" xlink:type="simple">https://www.instagram.com/puri.guliani/</text:a></text:p>
          </table:table-cell>
          <table:table-cell office:value-type="string" calcext:value-type="string">
            <text:p>pictures/Puri_Guliani.jpg</text:p>
          </table:table-cell>
          <table:table-cell office:value-type="string" calcext:value-type="string">
            <text:p>https://g.page/Puriguliani_EXPRESS?share</text:p>
          </table:table-cell>
          <table:table-cell office:value-type="float" office:value="41.7080528" calcext:value-type="float">
            <text:p>41.7080528</text:p>
          </table:table-cell>
          <table:table-cell office:value-type="float" office:value="44.763405" calcext:value-type="float">
            <text:p>44.763405</text:p>
          </table:table-cell>
          <table:table-cell office:value-type="string" calcext:value-type="string">
            <text:p>Puri Guliani EXPRESS</text:p>
          </table:table-cell>
          <table:table-cell office:value-type="string" calcext:value-type="string">
            <text:p>37 Irakli Abashidze Street</text:p>
          </table:table-cell>
        </table:table-row>
        <table:table-row table:style-name="ro2">
          <table:table-cell office:value-type="string" calcext:value-type="string">
            <text:p>Pouch</text:p>
            <text:p/>
            <text:p>Новая LGBTQA- и Pet-friendly кофейня. Говорят, здесь лучший чизкейк и травяной чай в Тбилиси. В кофейне часто проходят мероприятия, например, английские или книжные клабы. </text:p>
            <text:p/>
            <text:p>Открыты 09:00-21:00</text:p>
            <text:p>✅альтернативный кофе: есть</text:p>
            <text:p>✅можно с ноутбуками</text:p>
            <text:p/>
            <text:p>Инстаграм: <text:a xlink:href="https://www.instagram.com/pouchofcoffee/" xlink:type="simple">https://www.instagram.com/pouchofcoffee/</text:a></text:p>
          </table:table-cell>
          <table:table-cell office:value-type="string" calcext:value-type="string">
            <text:p>pictures/pouch.jpg</text:p>
          </table:table-cell>
          <table:table-cell office:value-type="string" calcext:value-type="string">
            <text:p>https://goo.gl/maps/3e5qdSqbXbv8LHVbA</text:p>
          </table:table-cell>
          <table:table-cell office:value-type="float" office:value="41.711417" calcext:value-type="float">
            <text:p>41.711417</text:p>
          </table:table-cell>
          <table:table-cell office:value-type="float" office:value="44.755327" calcext:value-type="float">
            <text:p>44.755327</text:p>
          </table:table-cell>
          <table:table-cell office:value-type="string" calcext:value-type="string">
            <text:p>Pouch</text:p>
          </table:table-cell>
          <table:table-cell office:value-type="string" calcext:value-type="string">
            <text:p>9 Ilo Mosashvili St</text:p>
          </table:table-cell>
        </table:table-row>
        <table:table-row table:style-name="ro2">
          <table:table-cell office:value-type="string" calcext:value-type="string">
            <text:p>Bagelin</text:p>
            <text:p/>
            <text:p>Пекарня с нью-йорскими бейглами в грузинском исполнении. Спрятана недалеко от Wine Factory во дворе между многоэтажными зданиями. Лучше зайдите в их Инстаграм и подсмотрите путь в закрепленных сторис. </text:p>
            <text:p/>
            <text:p>Открыты 09:00-17:00 (во вторник закрыты)</text:p>
            <text:p>❌альтернативный кофе: нет, но кофе выпить можно, а лучше попробуйте сидр</text:p>
            <text:p>✅можно с ноутбуками</text:p>
            <text:p/>
            <text:p>Инстаграм: <text:a xlink:href="https://www.instagram.com/bagelin.ge/" xlink:type="simple">https://www.instagram.com/bagelin.ge/</text:a></text:p>
          </table:table-cell>
          <table:table-cell office:value-type="string" calcext:value-type="string">
            <text:p>pictures/bagelin.jpg</text:p>
          </table:table-cell>
          <table:table-cell office:value-type="string" calcext:value-type="string">
            <text:p>https://g.page/bagelin-ge</text:p>
          </table:table-cell>
          <table:table-cell office:value-type="float" office:value="41.709923" calcext:value-type="float">
            <text:p>41.709923</text:p>
          </table:table-cell>
          <table:table-cell office:value-type="float" office:value="44.781163" calcext:value-type="float">
            <text:p>44.781163</text:p>
          </table:table-cell>
          <table:table-cell office:value-type="string" calcext:value-type="string">
            <text:p>Bagelin</text:p>
          </table:table-cell>
          <table:table-cell office:value-type="string" calcext:value-type="string">
            <text:p>5 Luarsab Sharashidze Street</text:p>
          </table:table-cell>
        </table:table-row>
        <table:table-row table:style-name="ro4">
          <table:table-cell office:value-type="string" calcext:value-type="string">
            <text:p>Freedom Aroma Bar</text:p>
            <text:p/>
            <text:p>Пространство с кофе, булочками, вином, растениями и свечами. Периодически проводятся ивенты от открытого микрофона до рынков выходного дня. Если застали Цветаевский яблочный пирог — берите) </text:p>
            <text:p> </text:p>
            <text:p/>
            <text:p>Открыты Пн-Чт 10:00-22:00</text:p>
            <text:p>Пт-Вс с 10:00 до последнего гостя</text:p>
            <text:p>✅альтернативный кофе: есть</text:p>
            <text:p>✅можно с ноутбуками, но места немного</text:p>
            <text:p/>
            <text:p>Инстаграм: <text:a xlink:href="https://www.instagram.com/freedom_aroma_bar/" xlink:type="simple">https://www.instagram.com/freedom_aroma_bar/</text:a></text:p>
          </table:table-cell>
          <table:table-cell office:value-type="string" calcext:value-type="string">
            <text:p>pictures/freedom_aroma.jpg</text:p>
          </table:table-cell>
          <table:table-cell office:value-type="string" calcext:value-type="string">
            <text:p>https://goo.gl/maps/ACUVD6dbZBN71Ukc7</text:p>
          </table:table-cell>
          <table:table-cell office:value-type="float" office:value="41.707554" calcext:value-type="float">
            <text:p>41.707554</text:p>
          </table:table-cell>
          <table:table-cell office:value-type="float" office:value="44.769818" calcext:value-type="float">
            <text:p>44.769818</text:p>
          </table:table-cell>
          <table:table-cell office:value-type="string" calcext:value-type="string">
            <text:p>Freedom Aroma Bar</text:p>
          </table:table-cell>
          <table:table-cell office:value-type="string" calcext:value-type="string">
            <text:p>3 Shalva Radiani St</text:p>
          </table:table-cell>
        </table:table-row>
        <table:table-row table:style-name="ro2">
          <table:table-cell office:value-type="string" calcext:value-type="string">
            <text:p>Coffee Lab</text:p>
            <text:p/>
            <text:p>Вторая точка сети Coffee Lab (первая в Сабуртало). Такая же просторная и классная, Кофейня не закупает зерна, а обжаривает сама, еще здесь же можно купить кофейник, керамическую воронку и другие аксессуары.</text:p>
            <text:p/>
            <text:p>Открыты 09:00-23:00</text:p>
            <text:p>✅альтернативный кофе: есть</text:p>
            <text:p>✅можно с ноутбуками, места много</text:p>
            <text:p/>
            <text:p>Инстаграм: <text:a xlink:href="https://www.instagram.com/coffeelab_chavchavadze" xlink:type="simple">https://www.instagram.com/coffeelab_chavchavadze</text:a></text:p>
          </table:table-cell>
          <table:table-cell office:value-type="string" calcext:value-type="string">
            <text:p>pictures/coffee_lab_chavchadze.jpg</text:p>
          </table:table-cell>
          <table:table-cell office:value-type="string" calcext:value-type="string">
            <text:p>https://goo.gl/maps/kL9MvtpxGQamWM1HA</text:p>
          </table:table-cell>
          <table:table-cell office:value-type="float" office:value="41.711784" calcext:value-type="float">
            <text:p>41.711784</text:p>
          </table:table-cell>
          <table:table-cell office:value-type="float" office:value="44.756633" calcext:value-type="float">
            <text:p>44.756633</text:p>
          </table:table-cell>
          <table:table-cell office:value-type="string" calcext:value-type="string">
            <text:p>Coffee Lab</text:p>
          </table:table-cell>
          <table:table-cell office:value-type="string" calcext:value-type="string">
            <text:p>37 Ilia Chavchavadze Avenue (AXIS Towers)</text:p>
          </table:table-cell>
        </table:table-row>
        <table:table-row table:style-name="ro2">
          <table:table-cell office:value-type="string" calcext:value-type="string">
            <text:p>The Museum</text:p>
            <text:p/>
            <text:p>Красочное кафе при музее изобразительных искусств. Есть и сытная еда, и десерты, и кофе. Классно сидеть на открытом балконе, с которого открывается вид на церковь Св. Георгия Кашуэти и оживленный проспект Руставели. </text:p>
            <text:p/>
            <text:p>Открыты 10:00-23:00</text:p>
            <text:p>❌альтернативный кофе: нет</text:p>
            <text:p>✅можно с ноутбуками</text:p>
            <text:p/>
            <text:p>Фейсбук: <text:a xlink:href="https://www.facebook.com/themuseum.ge/" xlink:type="simple">https://www.facebook.com/themuseum.ge/</text:a></text:p>
          </table:table-cell>
          <table:table-cell office:value-type="string" calcext:value-type="string">
            <text:p>pictures/the_museum.jpg</text:p>
          </table:table-cell>
          <table:table-cell office:value-type="string" calcext:value-type="string">
            <text:p>https://goo.gl/maps/qxVhKCEPP4q7PEjd6</text:p>
          </table:table-cell>
          <table:table-cell office:value-type="float" office:value="41.697218" calcext:value-type="float">
            <text:p>41.697218</text:p>
          </table:table-cell>
          <table:table-cell office:value-type="float" office:value="44.799507" calcext:value-type="float">
            <text:p>44.799507</text:p>
          </table:table-cell>
          <table:table-cell office:value-type="string" calcext:value-type="string">
            <text:p>The Museum</text:p>
          </table:table-cell>
          <table:table-cell office:value-type="string" calcext:value-type="string">
            <text:p>Rustaveli ave., 7</text:p>
          </table:table-cell>
        </table:table-row>
        <table:table-row table:style-name="ro2">
          <table:table-cell office:value-type="string" calcext:value-type="string">
            <text:p>Soda</text:p>
            <text:p/>
            <text:p>Небольшое, но очень симпатичное место с видом на парк Мтацминда и телебашню. Внушительная коктейльная карта, где в каждом напитке есть местный секретный ингридиент. В дополнение к коктейлями или утреннему кофе всегда найдется вкусная еда.</text:p>
            <text:p/>
            <text:p>Открыты 12:00-00:00</text:p>
            <text:p>✅альтернативный кофе: да</text:p>
            <text:p>❌не рекомендуем брать ноутбук, места мало</text:p>
            <text:p/>
            <text:p>Инстаграм: <text:a xlink:href="https://www.instagram.com/sodapshhh/" xlink:type="simple">https://www.instagram.com/sodapshhh/</text:a></text:p>
          </table:table-cell>
          <table:table-cell office:value-type="string" calcext:value-type="string">
            <text:p>pictures/soda.jpg</text:p>
          </table:table-cell>
          <table:table-cell office:value-type="string" calcext:value-type="string">
            <text:p>https://goo.gl/maps/BF3ThTdsbUNqTvJR8</text:p>
          </table:table-cell>
          <table:table-cell office:value-type="float" office:value="41.691167" calcext:value-type="float">
            <text:p>41.691167</text:p>
          </table:table-cell>
          <table:table-cell office:value-type="float" office:value="44.802185" calcext:value-type="float">
            <text:p>44.802185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20 Shalva Dadiani St</text:p>
          </table:table-cell>
        </table:table-row>
        <table:table-row table:style-name="ro5">
          <table:table-cell office:value-type="string" calcext:value-type="string">
            <text:p>Blackcup</text:p>
            <text:p/>
            <text:p>Уютная спешелти кофейня в итальянском дворике, представители обжарщиков Нефть.</text:p>
            <text:p>Находится у метро Руставели во дворе справа от Макдональдса. Есть столики на улице и место для работы с розетками в тишине.</text:p>
            <text:p/>
            <text:p>Открыты 10:00-21:00</text:p>
            <text:p>✅альтернативный кофе: да</text:p>
            <text:p>❌не рекомендуем брать ноутбук, места мало</text:p>
            <text:p/>
            <text:p>Инстаграм: <text:a xlink:href="https://www.instagram.com/blackcup.ge/" xlink:type="simple">https://www.instagram.com/blackcup.ge/</text:a></text:p>
          </table:table-cell>
          <table:table-cell office:value-type="string" calcext:value-type="string">
            <text:p>pictures/blackcup.jpg</text:p>
          </table:table-cell>
          <table:table-cell office:value-type="string" calcext:value-type="string">
            <text:p>https://g.page/Blackcup-ge</text:p>
          </table:table-cell>
          <table:table-cell office:value-type="float" office:value="41.703865" calcext:value-type="float">
            <text:p>41.703865</text:p>
          </table:table-cell>
          <table:table-cell office:value-type="float" office:value="44.789518" calcext:value-type="float">
            <text:p>44.789518</text:p>
          </table:table-cell>
          <table:table-cell office:value-type="string" calcext:value-type="string">
            <text:p>Blackcup</text:p>
          </table:table-cell>
          <table:table-cell office:value-type="string" calcext:value-type="string">
            <text:p>2/3 Mikheil Zandukeli Street, Shota Rustaveli Ave</text:p>
          </table:table-cell>
        </table:table-row>
        <table:table-row table:style-name="ro6">
          <table:table-cell office:value-type="string" calcext:value-type="string">
            <text:p>Watt's Fish and Chips <text:s/>Небольшой уютный ресторан с британской кухней. Есть веранда. <text:s/>Открыты 8:00-00:00</text:p>
          </table:table-cell>
          <table:table-cell office:value-type="string" calcext:value-type="string">
            <text:p><text:span text:style-name="T1">pictures/</text:span>watt-s-fish-chips.jpg</text:p>
          </table:table-cell>
          <table:table-cell office:value-type="string" calcext:value-type="string">
            <text:p><text:a xlink:href="https://maps.app.goo.gl/qUcdfxtUwgBP66cB8" xlink:type="simple">https://maps.app.goo.gl/qUcdfxtUwgBP66cB8</text:a></text:p>
          </table:table-cell>
          <table:table-cell office:value-type="float" office:value="41.6929762002368" calcext:value-type="float">
            <text:p>41.6929762002368</text:p>
          </table:table-cell>
          <table:table-cell office:value-type="float" office:value="44.8049714" calcext:value-type="float">
            <text:p>44.8049714</text:p>
          </table:table-cell>
          <table:table-cell office:value-type="string" calcext:value-type="string">
            <text:p>Watt's Fish and Chips</text:p>
          </table:table-cell>
          <table:table-cell office:value-type="string" calcext:value-type="string">
            <text:p>15/27 Anton Catholicos-Kote Abkhazi S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5T21:38:37.085361820</meta:creation-date>
    <meta:generator>LibreOffice/7.3.7.2$Linux_X86_64 LibreOffice_project/30$Build-2</meta:generator>
    <dc:date>2023-09-02T08:35:37.224143565</dc:date>
    <meta:editing-duration>PT30M30S</meta:editing-duration>
    <meta:editing-cycles>287</meta:editing-cycles>
    <meta:document-statistic meta:table-count="1" meta:cell-count="329" meta:object-count="0"/>
  </office:meta>
</office:document-meta>
</file>